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officeooo:rsid="0012698d" officeooo:paragraph-rsid="000b36a5" style:font-size-asian="12pt" style:font-size-complex="12pt"/>
    </style:style>
    <style:style style:name="P2" style:family="paragraph" style:parent-style-name="Standard">
      <style:text-properties style:font-name="Liberation Sans" fo:font-size="12pt" officeooo:rsid="0012698d" officeooo:paragraph-rsid="000b36a5" style:font-size-asian="12pt" style:font-size-complex="12pt"/>
    </style:style>
    <style:style style:name="P3" style:family="paragraph" style:parent-style-name="Standard">
      <style:text-properties style:font-name="Liberation Sans" fo:font-size="12pt" officeooo:rsid="000b36a5" officeooo:paragraph-rsid="000b36a5" style:font-size-asian="12pt" style:font-size-complex="12pt"/>
    </style:style>
    <style:style style:name="P4" style:family="paragraph" style:parent-style-name="Standard">
      <style:paragraph-properties fo:text-align="justify" style:justify-single-word="false"/>
      <style:text-properties style:font-name="Liberation Sans" fo:font-size="12pt" fo:font-weight="bold" officeooo:rsid="0012698d" officeooo:paragraph-rsid="000b36a5" style:font-size-asian="12pt" style:font-weight-asian="bold" style:font-size-complex="12pt" style:font-weight-complex="bold"/>
    </style:style>
    <style:style style:name="P5" style:family="paragraph" style:parent-style-name="Preformatted_20_Text">
      <style:text-properties style:font-name="Liberation Sans" fo:font-size="12pt" style:font-size-asian="12pt" style:font-size-complex="12pt"/>
    </style:style>
    <style:style style:name="P6" style:family="paragraph" style:parent-style-name="Preformatted_20_Text">
      <style:text-properties style:font-name="Liberation Sans" fo:font-size="12pt" officeooo:paragraph-rsid="000b36a5" style:font-size-asian="12pt" style:font-size-complex="12pt"/>
    </style:style>
    <style:style style:name="P7" style:family="paragraph" style:parent-style-name="Preformatted_20_Text">
      <style:paragraph-properties fo:margin-top="0in" fo:margin-bottom="0.1965in" loext:contextual-spacing="false"/>
      <style:text-properties style:font-name="Liberation Sans" fo:font-size="12pt" style:font-size-asian="12pt" style:font-size-complex="12pt"/>
    </style:style>
    <style:style style:name="T1" style:family="text">
      <style:text-properties officeooo:rsid="000b36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ils Löwe<text:tab/><text:tab/><text:tab/><text:tab/><text:tab/><text:tab/><text:tab/><text:tab/><text:tab/>Hamburg, 30.09.2015</text:p>
      <text:p text:style-name="P2">Erwin-König-Weg 5</text:p>
      <text:p text:style-name="P2">21075 Hamburg</text:p>
      <text:p text:style-name="P2"/>
      <text:p text:style-name="P2"/>
      <text:p text:style-name="P2"/>
      <text:p text:style-name="P6">Steuerbüro Jürgen Tietjen</text:p>
      <text:p text:style-name="P5">Cesta Steuerberatungsgesellschaft mbH</text:p>
      <text:p text:style-name="P7">Bremervörder Strasse 15, 21682 Stade</text:p>
      <text:p text:style-name="P2"/>
      <text:p text:style-name="P2"/>
      <text:p text:style-name="P2"/>
      <text:p text:style-name="P4"><text:span text:style-name="T1">Vedaserve GmbH / Jahresabschluss</text:span> 2014</text:p>
      <text:p text:style-name="P4"/>
      <text:p text:style-name="P2">Hallo <text:span text:style-name="T1">Herr Tietjen</text:span>,</text:p>
      <text:p text:style-name="P2"/>
      <text:p text:style-name="P2">wie per Mail angekündigt, sende ich hier unsere Unterlagen für <text:span text:style-name="T1">den Jahresabschluss</text:span> 2014 <text:span text:style-name="T1">der Vedaserve GmbH</text:span>. </text:p>
      <text:p text:style-name="P2"/>
      <text:p text:style-name="P3">Wie bereits 2013 hatten wir lediglich Betriebsausgaben, keine Einnahmen. Ich habe alle Belege abgelegt soweit <text:s/>möglich. Für die Firmenkreditkarte gibt es nur bis Juni eine Aufstellung der Posten, ab Juli habe ich leider nur noch eine Rechnung über die Gesamtsumme bekommen. Sollte ich die Aufstellungen noch erhalten, werde ich sie nachreichen. </text:p>
      <text:p text:style-name="P3"/>
      <text:p text:style-name="P3"/>
      <text:p text:style-name="P2"/>
      <text:p text:style-name="P2"/>
      <text:p text:style-name="P2">Viele Grüße aus Hamburg,</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30T12:48:09.345052814</meta:creation-date>
    <dc:date>2015-09-30T12:51:56.099397041</dc:date>
    <meta:editing-duration>PT3M47S</meta:editing-duration>
    <meta:editing-cycles>1</meta:editing-cycles>
    <meta:document-statistic meta:table-count="0" meta:image-count="0" meta:object-count="0" meta:page-count="1" meta:paragraph-count="12" meta:word-count="98" meta:character-count="699" meta:non-whitespace-character-count="600"/>
    <meta:generator>LibreOffice/4.4.2.2$Linux_X86_64 LibreOffice_project/40m0$Build-2</meta:generator>
  </office:meta>
</office:document-meta>
</file>